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 style:master-page-name="">
      <style:table-properties style:width="16.96cm" style:page-number="auto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fo:keep-together="always" style:page-number="auto" fo:background-color="transparent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keep-together="always" fo:background-color="transparent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 fo:keep-together="auto" fo:background-color="transparent" fo:keep-with-next="auto">
        <style:background-image/>
      </style:paragraph-properties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keep-together="auto" fo:background-color="transparent" fo:keep-with-next="auto">
        <style:background-image/>
      </style:paragraph-properties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keep-together="auto" fo:background-color="transparent" fo:keep-with-next="auto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 fo:keep-together="auto" fo:background-color="transparent" fo:keep-with-next="auto">
        <style:background-image/>
      </style:paragraph-properties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4">%{ligneStandard}%%=LIBELLE=%</text:p>
          </table:table-cell>
          <table:table-cell table:style-name="tabPrestVerses.A1" office:value-type="string">
            <text:p text:style-name="P3">%=MOISA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MONTANT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TOTAL=%</text:p>
          </table:table-cell>
        </table:table-row>
        <table:table-row table:style-name="tabPrestVerses.1"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5">%{ligneTotal}%%=LIBELLE=%</text:p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2-08T10:47:05.12</dc:date>
    <meta:editing-cycles>23</meta:editing-cycles>
    <meta:editing-duration>PT50M28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